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9.6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oquec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quec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(Copy the generated price report into this section every day)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Want Quantity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Price Each (w/o tax)</text:p>
          </table:table-cell>
          <table:table-cell table:style-name="ce2" office:value-type="string" calcext:value-type="string">
            <text:p>Actual Quantity</text:p>
          </table:table-cell>
          <table:table-cell table:style-name="ce2" office:value-type="string" calcext:value-type="string">
            <text:p>Sells per Day</text:p>
          </table:table-cell>
          <table:table-cell table:style-name="ce4" office:value-type="string" calcext:value-type="string" table:number-columns-spanned="4" table:number-rows-spanned="1">
            <text:p>Universalis URL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ファイアクリスタル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280" calcext:value-type="float">
            <text:p>8280</text:p>
          </table:table-cell>
          <table:table-cell table:style-name="ce2" office:value-type="float" office:value="16413.14" calcext:value-type="float">
            <text:p>16413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8" xlink:type="simple">https://universalis.app/market/8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ファイアクラスター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845" calcext:value-type="float">
            <text:p>5845</text:p>
          </table:table-cell>
          <table:table-cell table:style-name="ce2" office:value-type="float" office:value="14060.43" calcext:value-type="float">
            <text:p>14060.43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14" xlink:type="simple">https://universalis.app/market/14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ウォータークラスター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5629" calcext:value-type="float">
            <text:p>1562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19" xlink:type="simple">https://universalis.app/market/19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ナシゴレン[HQ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32.7" calcext:value-type="float">
            <text:p>332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.14" calcext:value-type="float">
            <text:p>17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078" xlink:type="simple">https://universalis.app/market/44078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ロネークステーキ[HQ]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998.54" calcext:value-type="float">
            <text:p>998.5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6.14" calcext:value-type="float">
            <text:p>86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091" xlink:type="simple">https://universalis.app/market/44091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セビーチェ[HQ]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7" calcext:value-type="float">
            <text:p>56.57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842" xlink:type="simple">https://universalis.app/market/44842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魔匠の薬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98.7" calcext:value-type="float">
            <text:p>198.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29" calcext:value-type="float">
            <text:p>4.2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169" xlink:type="simple">https://universalis.app/market/44169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魔匠の薬液[HQ]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174.72" calcext:value-type="float">
            <text:p>1174.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3.14" calcext:value-type="float">
            <text:p>43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169" xlink:type="simple">https://universalis.app/market/44169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コーディアル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53.99" calcext:value-type="float">
            <text:p>153.9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62.71" calcext:value-type="float">
            <text:p>262.71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6141" xlink:type="simple">https://universalis.app/market/6141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コーディアル[HQ]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9.29" calcext:value-type="float">
            <text:p>79.2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6141" xlink:type="simple">https://universalis.app/market/6141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黄金の霊砂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30" calcext:value-type="float">
            <text:p>530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035" xlink:type="simple">https://universalis.app/market/44035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ブラウンカルダモン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911.42" calcext:value-type="float">
            <text:p>911.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0.14" calcext:value-type="float">
            <text:p>230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171" xlink:type="simple">https://universalis.app/market/44171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ココナッツ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295.29" calcext:value-type="float">
            <text:p>295.2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7" xlink:type="simple">https://universalis.app/market/36087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トラルコーン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241.32" calcext:value-type="float">
            <text:p>241.3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22.86" calcext:value-type="float">
            <text:p>422.86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81" xlink:type="simple">https://universalis.app/market/43981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ヤースラニガーリック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63.86" calcext:value-type="float">
            <text:p>363.86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85" xlink:type="simple">https://universalis.app/market/43985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スワンプモンクのモモ肉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19.48" calcext:value-type="float">
            <text:p>319.4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064" xlink:type="simple">https://universalis.app/market/44064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ココナッツミルク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8.57" calcext:value-type="float">
            <text:p>118.57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2" xlink:type="simple">https://universalis.app/market/36082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ココナッツミルク[HQ]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543.03" calcext:value-type="float">
            <text:p>543.0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2" xlink:type="simple">https://universalis.app/market/36082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トラルコーンオイル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56.13" calcext:value-type="float">
            <text:p>356.13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76" xlink:type="simple">https://universalis.app/market/43976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トラルコーンオイル[HQ]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720.67" calcext:value-type="float">
            <text:p>720.67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85.14" calcext:value-type="float">
            <text:p>185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76" xlink:type="simple">https://universalis.app/market/43976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ココナッツ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180" calcext:value-type="float">
            <text:p>-180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544.79" calcext:value-type="float">
            <text:p>544.7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7" xlink:type="simple">https://universalis.app/market/36087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トラルコーン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322" calcext:value-type="float">
            <text:p>-322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3890.45" calcext:value-type="float">
            <text:p>3890.45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81" xlink:type="simple">https://universalis.app/market/43981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ヤースラニガーリック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201" calcext:value-type="float">
            <text:p>-201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3359.31" calcext:value-type="float">
            <text:p>3359.31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85" xlink:type="simple">https://universalis.app/market/43985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ココナッツミルク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22.64" calcext:value-type="float">
            <text:p>22.6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2" xlink:type="simple">https://universalis.app/market/36082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ココナッツミルク[HQ]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799" calcext:value-type="float">
            <text:p>-799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338.33" calcext:value-type="float">
            <text:p>338.33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2" xlink:type="simple">https://universalis.app/market/36082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トラルコーンオイル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480" calcext:value-type="float">
            <text:p>-480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148.19" calcext:value-type="float">
            <text:p>148.1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76" xlink:type="simple">https://universalis.app/market/43976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トラルコーンオイル[HQ]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898" calcext:value-type="float">
            <text:p>-898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1363.97" calcext:value-type="float">
            <text:p>1363.97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76" xlink:type="simple">https://universalis.app/market/43976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2" office:value-type="string" calcext:value-type="string">
            <text:p>ムケッカ[HQ]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2295" calcext:value-type="float">
            <text:p>-2295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5723.95" calcext:value-type="float">
            <text:p>5723.95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178" xlink:type="simple">https://universalis.app/market/44178</text:a>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(Gathering yield is measured with iLv707/5345/5173/GP930 gears)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Gather Plan</text:p>
          </table:table-cell>
          <table:covered-table-cell table:number-columns-repeated="4"/>
          <table:table-cell table:style-name="ce3" office:value-type="string" calcext:value-type="string">
            <text:p>Yield / Cordial</text:p>
          </table:table-cell>
          <table:table-cell table:style-name="ce3" office:value-type="string" calcext:value-type="string">
            <text:p>Time / Cordial</text:p>
          </table:table-cell>
          <table:table-cell table:style-name="ce3" office:value-type="string" calcext:value-type="string">
            <text:p>Expense / Hour</text:p>
          </table:table-cell>
          <table:table-cell table:style-name="ce3" office:value-type="string" calcext:value-type="string">
            <text:p>Revenue / Hour</text:p>
          </table:table-cell>
          <table:table-cell table:style-name="ce3" office:value-type="string" calcext:value-type="string">
            <text:p>Profit / Ho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(ナシゴレン[HQ] + Cordial) → ココナッツ</text:p>
          </table:table-cell>
          <table:covered-table-cell table:number-columns-repeated="4"/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240" calcext:value-type="float">
            <text:p>240.00</text:p>
          </table:table-cell>
          <table:table-cell table:style-name="ce6" table:formula="of:=([.$D$6]*2+[.$D$11]*3600/[.$G34])*1.05" office:value-type="float" office:value="3124.0125" calcext:value-type="float">
            <text:p>3,124.01</text:p>
          </table:table-cell>
          <table:table-cell table:style-name="ce6" table:formula="of:=[.$D$23]*[.$F34]*3600/[.$G34]*-0.97" office:value-type="float" office:value="314280" calcext:value-type="float">
            <text:p>314,280.00</text:p>
          </table:table-cell>
          <table:table-cell table:style-name="ce6" table:formula="of:=[.$I34]-[.$H34]" office:value-type="float" office:value="311155.9875" calcext:value-type="float">
            <text:p>311,155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(ナシゴレン[HQ] + Cordial) → トラルコーン</text:p>
          </table:table-cell>
          <table:covered-table-cell table:number-columns-repeated="4"/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240" calcext:value-type="float">
            <text:p>240.00</text:p>
          </table:table-cell>
          <table:table-cell table:style-name="ce6" table:formula="of:=([.$D$6]*2+[.$D$11]*3600/[.$G35])*1.05" office:value-type="float" office:value="3124.0125" calcext:value-type="float">
            <text:p>3,124.01</text:p>
          </table:table-cell>
          <table:table-cell table:style-name="ce6" table:formula="of:=[.$D$24]*[.$F35]*3600/[.$G35]*-0.97" office:value-type="float" office:value="562212" calcext:value-type="float">
            <text:p>562,212.00</text:p>
          </table:table-cell>
          <table:table-cell table:style-name="ce6" table:formula="of:=[.$I35]-[.$H35]" office:value-type="float" office:value="559087.9875" calcext:value-type="float">
            <text:p>559,087.9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(ナシゴレン[HQ] + Cordial) → ヤースラニガーリック</text:p>
          </table:table-cell>
          <table:covered-table-cell table:number-columns-repeated="4"/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240" calcext:value-type="float">
            <text:p>240.00</text:p>
          </table:table-cell>
          <table:table-cell table:style-name="ce6" table:formula="of:=([.$D$6]*2+[.$D$11]*3600/[.$G36])*1.05" office:value-type="float" office:value="3124.0125" calcext:value-type="float">
            <text:p>3,124.01</text:p>
          </table:table-cell>
          <table:table-cell table:style-name="ce6" table:formula="of:=[.$D$25]*[.$F36]*3600/[.$G36]*-0.97" office:value-type="float" office:value="350946" calcext:value-type="float">
            <text:p>350,946.00</text:p>
          </table:table-cell>
          <table:table-cell table:style-name="ce6" table:formula="of:=[.$I36]-[.$H36]" office:value-type="float" office:value="347821.9875" calcext:value-type="float">
            <text:p>347,821.99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(Crafting time and yield are measured with iLv707/5428/5084/CP645 gears and Raphael FFXIV Crafting Solver)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Synthesis Plan</text:p>
          </table:table-cell>
          <table:covered-table-cell table:number-columns-repeated="4"/>
          <table:table-cell table:style-name="ce3" office:value-type="string" calcext:value-type="string">
            <text:p>Yield / Craft</text:p>
          </table:table-cell>
          <table:table-cell table:style-name="ce3" office:value-type="string" calcext:value-type="string">
            <text:p>Time / Craft</text:p>
          </table:table-cell>
          <table:table-cell table:style-name="ce3" office:value-type="string" calcext:value-type="string">
            <text:p>Expense / Hour</text:p>
          </table:table-cell>
          <table:table-cell table:style-name="ce3" office:value-type="string" calcext:value-type="string">
            <text:p>Revenue / Hour</text:p>
          </table:table-cell>
          <table:table-cell table:style-name="ce3" office:value-type="string" calcext:value-type="string">
            <text:p>Profit / Ho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1 ココナッツ → ココナッツミルク</text:p>
          </table:table-cell>
          <table:covered-table-cell table:number-columns-repeated="4"/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30" calcext:value-type="float">
            <text:p>330.00</text:p>
          </table:table-cell>
          <table:table-cell table:style-name="ce6" table:formula="of:=([.$D$3]*792+[.$D$15]*594)*3600/[.$G40]*1.05" office:value-type="float" office:value="1553580" calcext:value-type="float">
            <text:p>1,553,580.00</text:p>
          </table:table-cell>
          <table:table-cell table:style-name="ce6" table:formula="of:=[.$D$26]*[.$F40]*3600/[.$G40]*-0.97" office:value-type="float" office:value="1728540" calcext:value-type="float">
            <text:p>1,728,540.00</text:p>
          </table:table-cell>
          <table:table-cell table:style-name="ce6" table:formula="of:=[.$I40]-[.$H40]" office:value-type="float" office:value="174960" calcext:value-type="float">
            <text:p>174,960.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2 ココナッツ → ココナッツミルク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8.75" calcext:value-type="float">
            <text:p>8.75</text:p>
          </table:table-cell>
          <table:table-cell table:style-name="ce6" table:formula="of:=([.$D$3]*8+[.$D$15]*6)*3600/[.$G41]*1.05" office:value-type="float" office:value="591840" calcext:value-type="float">
            <text:p>591,840.00</text:p>
          </table:table-cell>
          <table:table-cell table:style-name="ce6" table:formula="of:=[.$D$27]*[.$F41]*3600/[.$G41]*-0.97" office:value-type="float" office:value="956608.4571" calcext:value-type="float">
            <text:p>956,608.46</text:p>
          </table:table-cell>
          <table:table-cell table:style-name="ce6" table:formula="of:=[.$I41]-[.$H41]" office:value-type="float" office:value="364768.4571" calcext:value-type="float">
            <text:p>364,768.4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3 トラルコーン → トラルコーンオイル</text:p>
          </table:table-cell>
          <table:covered-table-cell table:number-columns-repeated="4"/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30" calcext:value-type="float">
            <text:p>330.00</text:p>
          </table:table-cell>
          <table:table-cell table:style-name="ce6" table:formula="of:=([.$D$3]*792+[.$D$16]*594)*3600/[.$G42]*1.05" office:value-type="float" office:value="1923173.28" calcext:value-type="float">
            <text:p>1,923,173.28</text:p>
          </table:table-cell>
          <table:table-cell table:style-name="ce6" table:formula="of:=[.$D$28]*[.$F42]*3600/[.$G42]*-0.97" office:value-type="float" office:value="1508544" calcext:value-type="float">
            <text:p>1,508,544.00</text:p>
          </table:table-cell>
          <table:table-cell table:style-name="ce6" table:formula="of:=[.$I42]-[.$H42]" office:value-type="float" office:value="-414629.28" calcext:value-type="float">
            <text:p>-414,629.2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4 トラルコーン → トラルコーンオイ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32" calcext:value-type="float">
            <text:p>32.00</text:p>
          </table:table-cell>
          <table:table-cell table:style-name="ce6" table:formula="of:=([.$D$3]*8+[.$D$16]*6)*3600/[.$G43]*1.05" office:value-type="float" office:value="200330.55" calcext:value-type="float">
            <text:p>200,330.55</text:p>
          </table:table-cell>
          <table:table-cell table:style-name="ce6" table:formula="of:=[.$D$29]*[.$F43]*3600/[.$G43]*-0.97" office:value-type="float" office:value="293982.75" calcext:value-type="float">
            <text:p>293,982.75</text:p>
          </table:table-cell>
          <table:table-cell table:style-name="ce6" table:formula="of:=[.$I43]-[.$H43]" office:value-type="float" office:value="93652.2" calcext:value-type="float">
            <text:p>93,652.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5 ココナッツミルク + トラルコーンオイル + (ロネークステーキ[HQ]) → ムケッカ[HQ]</text:p>
          </table:table-cell>
          <table:covered-table-cell table:number-columns-repeated="4"/>
          <table:table-cell table:style-name="ce3" office:value-type="float" office:value="2.94" calcext:value-type="float">
            <text:p>2.94</text:p>
          </table:table-cell>
          <table:table-cell table:style-name="ce6" office:value-type="float" office:value="67.5" calcext:value-type="float">
            <text:p>67.50</text:p>
          </table:table-cell>
          <table:table-cell table:style-name="ce6" table:formula="of:=(([.$D$4]*3+[.$D$5]*3+[.$D$13]+[.$D$14]+[.$D$17]+[.$D$18]+[.$D$19]+[.$D$21]*2)*3600/[.$G44]+[.$D$7]*2)*1.05" office:value-type="float" office:value="167305.894" calcext:value-type="float">
            <text:p>167,305.89</text:p>
          </table:table-cell>
          <table:table-cell table:style-name="ce6" table:formula="of:=[.$D$30]*[.$F44]*3600/[.$G44]*-0.97" office:value-type="float" office:value="349060.32" calcext:value-type="float">
            <text:p>349,060.32</text:p>
          </table:table-cell>
          <table:table-cell table:style-name="ce6" table:formula="of:=[.$I44]-[.$H44]" office:value-type="float" office:value="181754.426" calcext:value-type="float">
            <text:p>181,754.4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6 ココナッツミルク + トラルコーンオイル + (ロネークステーキ[HQ] + CP+21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63.75" calcext:value-type="float">
            <text:p>63.75</text:p>
          </table:table-cell>
          <table:table-cell table:style-name="ce6" table:formula="of:=(([.$D$4]*3+[.$D$5]*3+[.$D$13]+[.$D$14]+[.$D$17]+[.$D$18]+[.$D$19]+[.$D$21]*2)*3600/[.$G45]+[.$D$7]*2+[.$D$9]*4)*1.05" office:value-type="float" office:value="177858.6081" calcext:value-type="float">
            <text:p>177,858.61</text:p>
          </table:table-cell>
          <table:table-cell table:style-name="ce6" table:formula="of:=[.$D$30]*[.$F45]*3600/[.$G45]*-0.97" office:value-type="float" office:value="377136" calcext:value-type="float">
            <text:p>377,136.00</text:p>
          </table:table-cell>
          <table:table-cell table:style-name="ce6" table:formula="of:=[.$I45]-[.$H45]" office:value-type="float" office:value="199277.3919" calcext:value-type="float">
            <text:p>199,277.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7 ココナッツミルク + トラルコーンオイル + (ロネークステーキ[HQ] + CP+27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61.25" calcext:value-type="float">
            <text:p>61.25</text:p>
          </table:table-cell>
          <table:table-cell table:style-name="ce6" table:formula="of:=(([.$D$4]*3+[.$D$5]*3+[.$D$13]+[.$D$14]+[.$D$17]+[.$D$18]+[.$D$19]+[.$D$21]*2)*3600/[.$G46]+[.$D$7]*2+[.$D$10]*4)*1.05" office:value-type="float" office:value="189097.7751" calcext:value-type="float">
            <text:p>189,097.78</text:p>
          </table:table-cell>
          <table:table-cell table:style-name="ce6" table:formula="of:=[.$D$30]*[.$F46]*3600/[.$G46]*-0.97" office:value-type="float" office:value="392529.306122449" calcext:value-type="float">
            <text:p>392,529.31</text:p>
          </table:table-cell>
          <table:table-cell table:style-name="ce6" table:formula="of:=[.$I46]-[.$H46]" office:value-type="float" office:value="203431.531022449" calcext:value-type="float">
            <text:p>203,431.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8 ココナッツミルク[HQ] + トラルコーンオイル + (ロネークステーキ[HQ]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47.5" calcext:value-type="float">
            <text:p>47.50</text:p>
          </table:table-cell>
          <table:table-cell table:style-name="ce6" table:formula="of:=(([.$D$4]*3+[.$D$5]*3+[.$D$13]+[.$D$14]+[.$D$17]+[.$D$18]+[.$D$20]+[.$D$21]*2)*3600/[.$G47]+[.$D$7]*2)*1.05" office:value-type="float" office:value="249841.3172" calcext:value-type="float">
            <text:p>249,841.32</text:p>
          </table:table-cell>
          <table:table-cell table:style-name="ce6" table:formula="of:=[.$D$30]*[.$F47]*3600/[.$G47]*-0.97" office:value-type="float" office:value="506156.210526316" calcext:value-type="float">
            <text:p>506,156.21</text:p>
          </table:table-cell>
          <table:table-cell table:style-name="ce6" table:formula="of:=[.$I47]-[.$H47]" office:value-type="float" office:value="256314.893326316" calcext:value-type="float">
            <text:p>256,314.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9 ココナッツミルク + トラルコーンオイル[HQ] + (ロネークステーキ[HQ]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41.25" calcext:value-type="float">
            <text:p>41.25</text:p>
          </table:table-cell>
          <table:table-cell table:style-name="ce6" table:formula="of:=(([.$D$4]*3+[.$D$5]*3+[.$D$13]+[.$D$14]+[.$D$17]+[.$D$18]+[.$D$19]+[.$D$22]*2)*3600/[.$G48]+[.$D$7]*2)*1.05" office:value-type="float" office:value="339249.1085" calcext:value-type="float">
            <text:p>339,249.11</text:p>
          </table:table-cell>
          <table:table-cell table:style-name="ce6" table:formula="of:=[.$D$30]*[.$F48]*3600/[.$G48]*-0.97" office:value-type="float" office:value="582846.545454545" calcext:value-type="float">
            <text:p>582,846.55</text:p>
          </table:table-cell>
          <table:table-cell table:style-name="ce6" table:formula="of:=[.$I48]-[.$H48]" office:value-type="float" office:value="243597.436954545" calcext:value-type="float">
            <text:p>243,597.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10 ココナッツミルク + トラルコーンオイル[HQ] + (セビーチェ[HQ]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40" calcext:value-type="float">
            <text:p>40.00</text:p>
          </table:table-cell>
          <table:table-cell table:style-name="ce6" table:formula="of:=(([.$D$4]*3+[.$D$5]*3+[.$D$13]+[.$D$14]+[.$D$17]+[.$D$18]+[.$D$19]+[.$D$22]*2)*3600/[.$G49]+[.$D$8]*2)*1.05" office:value-type="float" office:value="351888.18" calcext:value-type="float">
            <text:p>351,888.18</text:p>
          </table:table-cell>
          <table:table-cell table:style-name="ce6" table:formula="of:=[.$D$30]*[.$F49]*3600/[.$G49]*-0.97" office:value-type="float" office:value="601060.5" calcext:value-type="float">
            <text:p>601,060.50</text:p>
          </table:table-cell>
          <table:table-cell table:style-name="ce6" table:formula="of:=[.$I49]-[.$H49]" office:value-type="float" office:value="249172.32" calcext:value-type="float">
            <text:p>249,172.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11 ココナッツミルク[HQ] + トラルコーンオイル[HQ]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37.5" calcext:value-type="float">
            <text:p>37.50</text:p>
          </table:table-cell>
          <table:table-cell table:style-name="ce6" table:formula="of:=([.$D$4]*3+[.$D$5]*3+[.$D$13]+[.$D$14]+[.$D$17]+[.$D$18]+[.$D$20]+[.$D$22]*2)*3600/[.$G50]*1.05" office:value-type="float" office:value="387300.816" calcext:value-type="float">
            <text:p>387,300.82</text:p>
          </table:table-cell>
          <table:table-cell table:style-name="ce6" table:formula="of:=[.$D$30]*[.$F50]*3600/[.$G50]*-0.97" office:value-type="float" office:value="641131.2" calcext:value-type="float">
            <text:p>641,131.20</text:p>
          </table:table-cell>
          <table:table-cell table:style-name="ce6" table:formula="of:=[.$I50]-[.$H50]" office:value-type="float" office:value="253830.384" calcext:value-type="float">
            <text:p>253,830.38</text:p>
          </table:table-cell>
          <table:table-cell table:number-columns-repeated="1014"/>
        </table:table-row>
        <table:table-row table:style-name="ro1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(What if I craft the intermediate products)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5" table:number-rows-spanned="1">
            <text:p>Compound Synthesis Plan</text:p>
          </table:table-cell>
          <table:covered-table-cell table:number-columns-repeated="4"/>
          <table:table-cell table:style-name="ce3" office:value-type="string" calcext:value-type="string">
            <text:p>Yield / Batch</text:p>
          </table:table-cell>
          <table:table-cell table:style-name="ce3" office:value-type="string" calcext:value-type="string">
            <text:p>Time / Batch</text:p>
          </table:table-cell>
          <table:table-cell table:style-name="ce3" office:value-type="string" calcext:value-type="string">
            <text:p>Expense / Hour</text:p>
          </table:table-cell>
          <table:table-cell table:style-name="ce3" office:value-type="string" calcext:value-type="string">
            <text:p>Revenue / Hour</text:p>
          </table:table-cell>
          <table:table-cell table:style-name="ce3" office:value-type="string" calcext:value-type="string">
            <text:p>Profit / Hou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2 + #8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1]+[.G$47]*3" office:value-type="float" office:value="151.25" calcext:value-type="float">
            <text:p>151.25</text:p>
          </table:table-cell>
          <table:table-cell table:style-name="ce6" table:formula="of:=(([.$D$3]*8+[.$D$15]*6)+([.$D$4]*3+[.$D$5]*3+[.$D$13]+[.$D$14]+[.$D$17]+[.$D$18]+[.$D$21]*2+[.$D$7]*[.$G$47]/1800)*3)*3600/[.$G54]*1.05" office:value-type="float" office:value="228912.5785" calcext:value-type="float">
            <text:p>228,912.58</text:p>
          </table:table-cell>
          <table:table-cell table:style-name="ce6" table:formula="of:=[.$D$30]*[.$F54]*3600/[.$G54]*-0.97" office:value-type="float" office:value="476874.446280992" calcext:value-type="float">
            <text:p>476,874.45</text:p>
          </table:table-cell>
          <table:table-cell table:style-name="ce6" table:formula="of:=[.$I54]-[.$H54]" office:value-type="float" office:value="247961.867780992" calcext:value-type="float">
            <text:p>247,961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2 + #11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1]+[.G$50]*3" office:value-type="float" office:value="121.25" calcext:value-type="float">
            <text:p>121.25</text:p>
          </table:table-cell>
          <table:table-cell table:style-name="ce6" table:formula="of:=(([.$D$3]*8+[.$D$15]*6)+([.$D$4]*3+[.$D$5]*3+[.$D$13]+[.$D$14]+[.$D$17]+[.$D$18]+[.$D$22]*2)*3)*3600/[.$G55]*1.05" office:value-type="float" office:value="351274.0751" calcext:value-type="float">
            <text:p>351,274.08</text:p>
          </table:table-cell>
          <table:table-cell table:style-name="ce6" table:formula="of:=[.$D$30]*[.$F55]*3600/[.$G55]*-0.97" office:value-type="float" office:value="594864" calcext:value-type="float">
            <text:p>594,864.00</text:p>
          </table:table-cell>
          <table:table-cell table:style-name="ce6" table:formula="of:=[.$I55]-[.$H55]" office:value-type="float" office:value="243589.9249" calcext:value-type="float">
            <text:p>243,589.9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4(×2) + #9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3]*2+[.G$48]*3" office:value-type="float" office:value="187.75" calcext:value-type="float">
            <text:p>187.75</text:p>
          </table:table-cell>
          <table:table-cell table:style-name="ce6" table:formula="of:=(([.$D$3]*8+[.$D$16]*6)*2+([.$D$4]*3+[.$D$5]*3+[.$D$13]+[.$D$14]+[.$D$17]+[.$D$18]+[.$D$19]+[.$D$7]*[.$G$48]/1800)*3)*3600/[.$G56]*1.05" office:value-type="float" office:value="204838.5448" calcext:value-type="float">
            <text:p>204,838.54</text:p>
          </table:table-cell>
          <table:table-cell table:style-name="ce6" table:formula="of:=[.$D$30]*[.$F56]*3600/[.$G56]*-0.97" office:value-type="float" office:value="384166.498002663" calcext:value-type="float">
            <text:p>384,166.50</text:p>
          </table:table-cell>
          <table:table-cell table:style-name="ce6" table:formula="of:=[.$I56]-[.$H56]" office:value-type="float" office:value="179327.953202663" calcext:value-type="float">
            <text:p>179,327.9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4(×2) + #10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3]*2+[.G$49]*3" office:value-type="float" office:value="184" calcext:value-type="float">
            <text:p>184.00</text:p>
          </table:table-cell>
          <table:table-cell table:style-name="ce6" table:formula="of:=(([.$D$3]*8+[.$D$16]*6)*2+([.$D$4]*3+[.$D$5]*3+[.$D$13]+[.$D$14]+[.$D$17]+[.$D$18]+[.$D$19]+[.$D$8]*[.$G$49]/1800)*3)*3600/[.$G57]*1.05" office:value-type="float" office:value="210342.0717" calcext:value-type="float">
            <text:p>210,342.07</text:p>
          </table:table-cell>
          <table:table-cell table:style-name="ce6" table:formula="of:=[.$D$30]*[.$F57]*3600/[.$G57]*-0.97" office:value-type="float" office:value="391995.97826087" calcext:value-type="float">
            <text:p>391,995.98</text:p>
          </table:table-cell>
          <table:table-cell table:style-name="ce6" table:formula="of:=[.$I57]-[.$H57]" office:value-type="float" office:value="181653.90656087" calcext:value-type="float">
            <text:p>181,653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4(×2) + #11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3]*2+[.G$50]*3" office:value-type="float" office:value="176.5" calcext:value-type="float">
            <text:p>176.50</text:p>
          </table:table-cell>
          <table:table-cell table:style-name="ce6" table:formula="of:=(([.$D$3]*8+[.$D$16]*6)*2+([.$D$4]*3+[.$D$5]*3+[.$D$13]+[.$D$14]+[.$D$17]+[.$D$18]+[.$D$20])*3)*3600/[.$G58]*1.05" office:value-type="float" office:value="226899.1581" calcext:value-type="float">
            <text:p>226,899.16</text:p>
          </table:table-cell>
          <table:table-cell table:style-name="ce6" table:formula="of:=[.$D$30]*[.$F58]*3600/[.$G58]*-0.97" office:value-type="float" office:value="408653.031161473" calcext:value-type="float">
            <text:p>408,653.03</text:p>
          </table:table-cell>
          <table:table-cell table:style-name="ce6" table:formula="of:=[.$I58]-[.$H58]" office:value-type="float" office:value="181753.873061473" calcext:value-type="float">
            <text:p>181,753.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5" table:number-rows-spanned="1">
            <text:p>#2 + #4(×2) + #11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1]+[.G$43]*2+[.G$50]*3" office:value-type="float" office:value="185.25" calcext:value-type="float">
            <text:p>185.25</text:p>
          </table:table-cell>
          <table:table-cell table:style-name="ce6" table:formula="of:=(([.$D$3]*8+[.$D$15]*6)+([.$D$3]*8+[.$D$16]*6)*2+([.$D$4]*3+[.$D$5]*3+[.$D$13]+[.$D$14]+[.$D$17]+[.$D$18])*3)*3600/[.$G59]*1.05" office:value-type="float" office:value="210895.2291" calcext:value-type="float">
            <text:p>210,895.23</text:p>
          </table:table-cell>
          <table:table-cell table:style-name="ce6" table:formula="of:=[.$D$30]*[.$F59]*3600/[.$G59]*-0.97" office:value-type="float" office:value="389350.931174089" calcext:value-type="float">
            <text:p>389,350.93</text:p>
          </table:table-cell>
          <table:table-cell table:style-name="ce6" table:formula="of:=[.$I59]-[.$H59]" office:value-type="float" office:value="178455.702074089" calcext:value-type="float">
            <text:p>178,455.70</text:p>
          </table:table-cell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queca" style:display-name="PageStyle_Moque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5" meta:object-count="0"/>
    <meta:generator>LibreOfficeDev/6.0.5.2$Linux_X86_64 LibreOffice_project/</meta:generator>
  </office:meta>
</office:document-meta>
</file>